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iettivi:</text:p>
      <text:list xml:id="list15164758381" text:style-name="L1">
        <text:list-item>
          <text:p text:style-name="P1">Indacare le relazioni tra un numero primo, la somma delle sue cifre e con l'ultima cifra del numero.</text:p>
        </text:list-item>
      </text:list>
      <text:p text:style-name="Standard"/>
      <text:p text:style-name="Standard">Cap. X – Distribuzione dei numeri primi</text:p>
      <text:list xml:id="list1201433864" text:style-name="L2">
        <text:list-item>
          <text:p text:style-name="P2">Rispondere a domande del tipo quanti numeri di classe c ci sono tra n numeri primi?</text:p>
        </text:list-item>
      </text:list>
      <text:p text:style-name="Standard"/>
      <text:p text:style-name="Standard">Def. - Che cosa è la classe di un numero</text:p>
      <text:p text:style-name="Standard">La classe di un numero è un numero compreso tra 2 e 10 dato dalla somma delle cifre del numero ripetuto fino a quando la somma è minore o uguale a 10.</text:p>
      <text:p text:style-name="Standard"/>
      <text:p text:style-name="Standard"/>
      <text:p text:style-name="Standard">Cose varie:</text:p>
      <text:list xml:id="list862533224" text:style-name="L3">
        <text:list-item>
          <text:p text:style-name="P3">Che relazione c'è la classe c e il numero di cifre k?</text:p>
        </text:list-item>
      </text:list>
      <text:p text:style-name="Standard"/>
      <text:p text:style-name="Standard">Definizione. Numeri primi regolari e irregolari</text:p>
      <text:p text:style-name="Standard">I numeri primi regolari sono quelli tali per cui p congruente 0 modulo sumOfDigitOfP. Da vedere cosa succede se commuto il modulo!?!?!</text:p>
      <text:p text:style-name="Standard"/>
      <text:p text:style-name="Standard">Classificazione dei numeri primi in base all'ultima cifra del numero:</text:p>
      <text:p text:style-name="Standard">a parte il numero primo 2 I numeri primi si suddividono in numeri che terminano in:</text:p>
      <text:p text:style-name="Standard"/>
      <text:list xml:id="list1750845164" text:style-name="L4">
        <text:list-item>
          <text:p text:style-name="P4">1</text:p>
        </text:list-item>
        <text:list-item>
          <text:p text:style-name="P4">3</text:p>
        </text:list-item>
        <text:list-item>
          <text:p text:style-name="P4">7</text:p>
        </text:list-item>
        <text:list-item>
          <text:p text:style-name="P4">9</text:p>
        </text:list-item>
      </text:list>
      <text:p text:style-name="Standard"/>
      <text:p text:style-name="Standard">Questa cifra la indicheremo con d o meglio con u (cifra delle unità!!!)</text:p>
      <text:p text:style-name="Standard"/>
      <text:p text:style-name="Standard"/>
      <text:p text:style-name="Standard">Definizione. Classe di differenze tra somma delle cifre e somma delle cifre fino all'unità. Nei primi duecento numeri primi ho trovato che la differenza tra somma delle cifre e somma delle cifre fino all'unità può essere uguale a:</text:p>
      <text:list xml:id="list1339941943" text:style-name="L5">
        <text:list-item>
          <text:p text:style-name="P5">0</text:p>
        </text:list-item>
        <text:list-item>
          <text:p text:style-name="P5">9</text:p>
        </text:list-item>
        <text:list-item>
          <text:p text:style-name="P5">18</text:p>
        </text:list-item>
      </text:list>
      <text:p text:style-name="Standard">e probabilmente succede la stessa cosa per qualunque numero naturale!!!</text:p>
      <text:p text:style-name="Standard"/>
      <text:p text:style-name="Standard"/>
      <text:p text:style-name="Standard"/>
      <text:p text:style-name="P6">Multiplicy</text:p>
      <text:p text:style-name="Standard">Un numero è formato da una serie di cifre che possono ripetersi ad esempio 347747 è un numero in cui la cifra 3 ha molteplicità 1 la cifra 4 ha moltiplicità 2 e la cifra 7 ha molteplicità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3-06T12:46:36</meta:creation-date>
    <dc:date>2014-03-09T00:07:57</dc:date>
    <dc:creator>giuseppe </dc:creator>
    <meta:editing-duration>PT2M16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24" meta:word-count="270" meta:character-count="1409" meta:non-whitespace-character-count="1173"/>
  </office:meta>
</office:document-meta>
</file>